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1" table:default-cell-style-name="ce5"/>
        <table:table-column table:style-name="co2" table:default-cell-style-name="ce6"/>
        <table:table-row table:style-name="ro1">
          <table:table-cell table:style-name="ce1" office:value-type="string" calcext:value-type="string" table:number-columns-spanned="14" table:number-rows-spanned="1">
            <text:p>Cuaderno del profesor</text:p>
          </table:table-cell>
          <table:covered-table-cell table:number-columns-repeated="13"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Alumnado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Práctica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jercicio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ámene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abajo</text:p>
          </table:table-cell>
          <table:covered-table-cell table:style-name="ce2"/>
          <table:table-cell table:style-name="ce1" office:value-type="string" calcext:value-type="string" table:number-columns-spanned="1" table:number-rows-spanned="3">
            <text:p>Nota Final [1]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Apellido</text:p>
          </table:table-cell>
          <table:table-cell table:style-name="ce1" office:value-type="string" calcext:value-type="string" table:number-columns-spanned="1" table:number-rows-spanned="2">
            <text:p>Nombre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number-columns-repeated="2" table:style-name="ce1" office:value-type="string" calcext:value-type="string">
            <text:p>En Clase</text:p>
          </table:table-cell>
          <table:covered-table-cell table:style-name="ce2"/>
        </table:table-row>
        <table:table-row table:style-name="ro1"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30,00%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10,00%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50,00%</text:p>
          </table:table-cell>
          <table:covered-table-cell table:number-columns-repeated="2" table:style-name="ce2"/>
          <table:table-cell table:style-name="ce4" office:value-type="string" calcext:value-type="string" table:number-columns-spanned="2" table:number-rows-spanned="1">
            <text:p>10,00%</text:p>
          </table:table-cell>
          <table:covered-table-cell table:number-columns-repeated="2" table:style-name="ce2"/>
        </table:table-row>
        <table:table-row table:style-name="ro2">
          <table:table-cell office:value-type="string" calcext:value-type="string">
            <text:p>ACHBOUNE AMLLAH</text:p>
          </table:table-cell>
          <table:table-cell office:value-type="string" calcext:value-type="string">
            <text:p>AYOU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(([.C5]+[.D5]+[.E5])/3)*[.C4]+(([.F5]+[.G5]+[.H5])/3)*[.F4]+(([.I5]+[.J5]+[.K5])/3)*[.I4]+(([.L5]+[.M5])/2)*[.L4]" office:value-type="float" office:value="6.15" calcext:value-type="float">
            <text:p>6,15</text:p>
          </table:table-cell>
        </table:table-row>
        <table:table-row table:style-name="ro2">
          <table:table-cell office:value-type="string" calcext:value-type="string">
            <text:p>BARCELÓ MARCHENA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C6]+[.D6]+[.E6])/3)*[.C4]+(([.F6]+[.G6]+[.H6])/3)*[.F4]+(([.I6]+[.J6]+[.K6])/3)*[.I4]+(([.L6]+[.M6])/2)*[.L4]" office:value-type="float" office:value="3.73333333333333" calcext:value-type="float">
            <text:p>3,73</text:p>
          </table:table-cell>
        </table:table-row>
        <table:table-row table:style-name="ro2">
          <table:table-cell office:value-type="string" calcext:value-type="string">
            <text:p>TRIAY ORFILA</text:p>
          </table:table-cell>
          <table:table-cell office:value-type="string" calcext:value-type="string">
            <text:p>MARC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C7]+[.D7]+[.E7])/3)*[.C4]+(([.F7]+[.G7]+[.H7])/3)*[.F4]+(([.I7]+[.J7]+[.K7])/3)*[.I4]+(([.L7]+[.M7])/2)*[.L4]" office:value-type="float" office:value="4.85" calcext:value-type="float">
            <text:p>4,85</text:p>
          </table:table-cell>
        </table:table-row>
        <table:table-row table:style-name="ro2">
          <table:table-cell office:value-type="string" calcext:value-type="string">
            <text:p>RIUDAVETS TRIAY</text:p>
          </table:table-cell>
          <table:table-cell office:value-type="string" calcext:value-type="string">
            <text:p>JOSE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([.C8]+[.D8]+[.E8])/3)*[.C4]+(([.F8]+[.G8]+[.H8])/3)*[.F4]+(([.I8]+[.J8]+[.K8])/3)*[.I4]+(([.L8]+[.M8])/2)*[.L4]" office:value-type="float" office:value="5.7" calcext:value-type="float">
            <text:p>5,70</text:p>
          </table:table-cell>
        </table:table-row>
        <table:table-row table:style-name="ro2">
          <table:table-cell office:value-type="string" calcext:value-type="string">
            <text:p>PELEGRI ELA</text:p>
          </table:table-cell>
          <table:table-cell office:value-type="string" calcext:value-type="string">
            <text:p>PAUL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([.C9]+[.D9]+[.E9])/3)*[.C4]+(([.F9]+[.G9]+[.H9])/3)*[.F4]+(([.I9]+[.J9]+[.K9])/3)*[.I4]+(([.L9]+[.M9])/2)*[.L4]" office:value-type="float" office:value="6.91666666666667" calcext:value-type="float">
            <text:p>6,92</text:p>
          </table:table-cell>
        </table:table-row>
        <table:table-row table:style-name="ro2">
          <table:table-cell office:value-type="string" calcext:value-type="string">
            <text:p>PALLISER CLOQUELLS</text:p>
          </table:table-cell>
          <table:table-cell office:value-type="string" calcext:value-type="string">
            <text:p>SERG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([.C10]+[.D10]+[.E10])/3)*[.C4]+(([.F10]+[.G10]+[.H10])/3)*[.F4]+(([.I10]+[.J10]+[.K10])/3)*[.I4]+(([.L10]+[.M10])/2)*[.L4]" office:value-type="float" office:value="6.5" calcext:value-type="float">
            <text:p>6,50</text:p>
          </table:table-cell>
        </table:table-row>
        <table:table-row table:style-name="ro2">
          <table:table-cell office:value-type="string" calcext:value-type="string">
            <text:p>OLIVES BONILLA</text:p>
          </table:table-cell>
          <table:table-cell office:value-type="string" calcext:value-type="string">
            <text:p>CLAR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([.C11]+[.D11]+[.E11])/3)*[.C4]+(([.F11]+[.G11]+[.H11])/3)*[.F4]+(([.I11]+[.J11]+[.K11])/3)*[.I4]+(([.L11]+[.M11])/2)*[.L4]" office:value-type="float" office:value="5.2" calcext:value-type="float">
            <text:p>5,20</text:p>
          </table:table-cell>
        </table:table-row>
        <table:table-row table:style-name="ro2">
          <table:table-cell office:value-type="string" calcext:value-type="string">
            <text:p>GUTIERREZ PRIETO</text:p>
          </table:table-cell>
          <table:table-cell office:value-type="string" calcext:value-type="string">
            <text:p>CLAUD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([.C12]+[.D12]+[.E12])/3)*[.C4]+(([.F12]+[.G12]+[.H12])/3)*[.F4]+(([.I12]+[.J12]+[.K12])/3)*[.I4]+(([.L12]+[.M12])/2)*[.L4]" office:value-type="float" office:value="4.85" calcext:value-type="float">
            <text:p>4,85</text:p>
          </table:table-cell>
        </table:table-row>
        <table:table-row table:style-name="ro2">
          <table:table-cell office:value-type="string" calcext:value-type="string">
            <text:p>AZAROUAL EL HAJIOUI</text:p>
          </table:table-cell>
          <table:table-cell office:value-type="string" calcext:value-type="string">
            <text:p>ANA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([.C13]+[.D13]+[.E13])/3)*[.C4]+(([.F13]+[.G13]+[.H13])/3)*[.F4]+(([.I13]+[.J13]+[.K13])/3)*[.I4]+(([.L13]+[.M13])/2)*[.L4]" office:value-type="float" office:value="5.75" calcext:value-type="float">
            <text:p>5,75</text:p>
          </table:table-cell>
        </table:table-row>
        <table:table-row table:style-name="ro3">
          <table:table-cell office:value-type="string" calcext:value-type="string">
            <text:p>ENRIQUE SOLIS RODRIGUEZ</text:p>
          </table:table-cell>
          <table:table-cell office:value-type="string" calcext:value-type="string">
            <text:p>FABRIZIO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([.C14]+[.D14]+[.E14])/3)*[.C4]+(([.F14]+[.G14]+[.H14])/3)*[.F4]+(([.I14]+[.J14]+[.K14])/3)*[.I4]+(([.L14]+[.M14])/2)*[.L4]" office:value-type="float" office:value="6.55" calcext:value-type="float">
            <text:p>6,55</text:p>
          </table:table-cell>
        </table:table-row>
        <table:table-row table:style-name="ro2">
          <table:table-cell office:value-type="string" calcext:value-type="string">
            <text:p>SINTES MELERO</text:p>
          </table:table-cell>
          <table:table-cell office:value-type="string" calcext:value-type="string">
            <text:p>ALVAR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([.C15]+[.D15]+[.E15])/3)*[.C4]+(([.F15]+[.G15]+[.H15])/3)*[.F4]+(([.I15]+[.J15]+[.K15])/3)*[.I4]+(([.L15]+[.M15])/2)*[.L4]" office:value-type="float" office:value="5.01666666666667" calcext:value-type="float">
            <text:p>5,02</text:p>
          </table:table-cell>
        </table:table-row>
        <table:table-row table:style-name="ro2">
          <table:table-cell office:value-type="string" calcext:value-type="string">
            <text:p>BARBER GONÇALVES</text:p>
          </table:table-cell>
          <table:table-cell office:value-type="string" calcext:value-type="string">
            <text:p>JORD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([.C16]+[.D16]+[.E16])/3)*[.C4]+(([.F16]+[.G16]+[.H16])/3)*[.F4]+(([.I16]+[.J16]+[.K16])/3)*[.I4]+(([.L16]+[.M16])/2)*[.L4]" office:value-type="float" office:value="4.65" calcext:value-type="float">
            <text:p>4,65</text:p>
          </table:table-cell>
        </table:table-row>
        <table:table-row table:style-name="ro2">
          <table:table-cell office:value-type="string" calcext:value-type="string">
            <text:p>BARCELÓ FERNÁNDEZ</text:p>
          </table:table-cell>
          <table:table-cell office:value-type="string" calcext:value-type="string">
            <text:p>HU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C17]+[.D17]+[.E17])/3)*[.C4]+(([.F17]+[.G17]+[.H17])/3)*[.F4]+(([.I17]+[.J17]+[.K17])/3)*[.I4]+(([.L17]+[.M17])/2)*[.L4]" office:value-type="float" office:value="6.5" calcext:value-type="float">
            <text:p>6,50</text:p>
          </table:table-cell>
        </table:table-row>
        <table:table-row table:style-name="ro2">
          <table:table-cell office:value-type="string" calcext:value-type="string">
            <text:p>FERNÁNDEZ MATEOS</text:p>
          </table:table-cell>
          <table:table-cell office:value-type="string" calcext:value-type="string">
            <text:p>ISAA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([.C18]+[.D18]+[.E18])/3)*[.C4]+(([.F18]+[.G18]+[.H18])/3)*[.F4]+(([.I18]+[.J18]+[.K18])/3)*[.I4]+(([.L18]+[.M18])/2)*[.L4]" office:value-type="float" office:value="6.25" calcext:value-type="float">
            <text:p>6,25</text:p>
          </table:table-cell>
        </table:table-row>
        <table:table-row table:style-name="ro2">
          <table:table-cell office:value-type="string" calcext:value-type="string">
            <text:p>GRAU SÁNCHEZ</text:p>
          </table:table-cell>
          <table:table-cell office:value-type="string" calcext:value-type="string">
            <text:p>FEDERIC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C19]+[.D19]+[.E19])/3)*[.C4]+(([.F19]+[.G19]+[.H19])/3)*[.F4]+(([.I19]+[.J19]+[.K19])/3)*[.I4]+(([.L19]+[.M19])/2)*[.L4]" office:value-type="float" office:value="5.3" calcext:value-type="float">
            <text:p>5,30</text:p>
          </table:table-cell>
        </table:table-row>
        <table:table-row table:style-name="ro2">
          <table:table-cell office:value-type="string" calcext:value-type="string">
            <text:p>MAGDALENO CRUZ</text:p>
          </table:table-cell>
          <table:table-cell office:value-type="string" calcext:value-type="string">
            <text:p>JOSE LUI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table:formula="of:=(([.C20]+[.D20]+[.E20])/3)*[.C4]+(([.F20]+[.G20]+[.H20])/3)*[.F4]+(([.I20]+[.J20]+[.K20])/3)*[.I4]+(([.L20]+[.M20])/2)*[.L4]" office:value-type="float" office:value="5.28333333333333" calcext:value-type="float">
            <text:p>5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18:12.458817717</meta:creation-date>
    <dc:date>2024-01-18T09:27:49.195283090</dc:date>
    <meta:editing-duration>PT9M37S</meta:editing-duration>
    <meta:editing-cycles>1</meta:editing-cycles>
    <meta:document-statistic meta:table-count="1" meta:cell-count="248" meta:object-count="0"/>
    <meta:generator>LibreOffice/7.3.7.2$Linux_X86_64 LibreOffice_project/30$Build-2</meta:generator>
  </office:meta>
</office:document-meta>
</file>